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29" calcext:value-type="float">
            <text:p>329</text:p>
          </table:table-cell>
          <table:table-cell table:style-name="ce7" table:formula="of:=COUNTIF([.B7:.B454];&quot;X&quot;)" office:value-type="float" office:value="276" calcext:value-type="float">
            <text:p>27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7" calcext:value-type="float">
            <text:p>27</text:p>
          </table:table-cell>
          <table:table-cell table:style-name="ce7" table:formula="of:=COUNTIF([.E7:.E454];&quot;X&quot;)" office:value-type="float" office:value="0" calcext:value-type="float">
            <text:p>0</text:p>
          </table:table-cell>
          <table:table-cell table:style-name="ce7" table:formula="of:=COUNTIF([.F7:.F454];&quot;X&quot;)" office:value-type="float" office:value="37" calcext:value-type="float">
            <text:p>37</text:p>
          </table:table-cell>
          <table:table-cell table:style-name="ce25" table:formula="of:=SUM([.B2:.F2])" office:value-type="float" office:value="353" calcext:value-type="float">
            <text:p>3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6">00/00/0000</text:date>, <text:time style:data-style-name="N2" text:time-value="20:01:08.7150258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6T20:01:18.396035889</dc:date>
    <meta:editing-duration>PT11H45M</meta:editing-duration>
    <meta:editing-cycles>315</meta:editing-cycles>
    <meta:document-statistic meta:table-count="1" meta:cell-count="1961" meta:object-count="0"/>
  </office:meta>
</office:document-meta>
</file>